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86d13" officeooo:paragraph-rsid="00186d13"/>
    </style:style>
    <style:style style:name="P2" style:family="paragraph" style:parent-style-name="Footer">
      <style:text-properties officeooo:rsid="00186d13" officeooo:paragraph-rsid="00186d13"/>
    </style:style>
    <style:style style:name="P3" style:family="paragraph" style:parent-style-name="Standard">
      <style:text-properties officeooo:rsid="00186d13" officeooo:paragraph-rsid="00186d13"/>
    </style:style>
    <style:style style:name="P4" style:family="paragraph" style:parent-style-name="Standard">
      <style:paragraph-properties fo:text-align="center" style:justify-single-word="false"/>
      <style:text-properties officeooo:rsid="00186d13" officeooo:paragraph-rsid="00186d13"/>
    </style:style>
    <style:style style:name="P5" style:family="paragraph" style:parent-style-name="Standard">
      <style:paragraph-properties fo:text-align="start" style:justify-single-word="false"/>
      <style:text-properties fo:font-size="14pt" style:text-underline-style="none" fo:font-weight="bold" officeooo:rsid="001bf1b9" officeooo:paragraph-rsid="001bf1b9"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none" fo:font-weight="normal" officeooo:rsid="001bf1b9" officeooo:paragraph-rsid="001bf1b9"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none" fo:font-weight="normal" officeooo:rsid="001997d2" officeooo:paragraph-rsid="001997d2"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997d2" officeooo:paragraph-rsid="001bf1b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bf1b9" officeooo:paragraph-rsid="001bf1b9"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officeooo:rsid="001bf1b9" officeooo:paragraph-rsid="001bf1b9"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officeooo:rsid="001e155d" officeooo:paragraph-rsid="001e155d"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1ecd4d" officeooo:paragraph-rsid="001e155d"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officeooo:paragraph-rsid="001bf1b9" style:font-size-asian="14pt" style:font-size-complex="14pt"/>
    </style:style>
    <style:style style:name="P14" style:family="paragraph" style:parent-style-name="Standard">
      <style:paragraph-properties fo:text-align="justify" style:justify-single-word="false"/>
      <style:text-properties fo:font-size="14pt" officeooo:paragraph-rsid="001d0eee" style:font-size-asian="14pt" style:font-size-complex="14pt"/>
    </style:style>
    <style:style style:name="P1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86d13" officeooo:paragraph-rsid="00186d13"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26pt" style:text-underline-style="none" fo:font-weight="bold" officeooo:rsid="00186d13" officeooo:paragraph-rsid="00186d13" style:font-size-asian="26pt" style:font-weight-asian="bold" style:font-size-complex="26pt" style:font-weight-complex="bold"/>
    </style:style>
    <style:style style:name="P17" style:family="paragraph" style:parent-style-name="Standard">
      <style:paragraph-properties fo:text-align="center" style:justify-single-word="false"/>
      <style:text-properties fo:font-size="26pt" style:text-underline-style="none" fo:font-weight="bold" officeooo:rsid="001997d2" officeooo:paragraph-rsid="001997d2" style:font-size-asian="26pt" style:font-weight-asian="bold" style:font-size-complex="26pt" style:font-weight-complex="bold"/>
    </style:style>
    <style:style style:name="P18"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86d13" officeooo:paragraph-rsid="00186d13" style:font-size-asian="18pt" style:font-weight-asian="bold" style:font-size-complex="18pt" style:font-weight-complex="bold"/>
    </style:style>
    <style:style style:name="P19" style:family="paragraph" style:parent-style-name="Standard">
      <style:paragraph-properties fo:margin-left="1.251cm" fo:margin-right="0cm" fo:text-align="justify" style:justify-single-word="false" fo:text-indent="0cm" style:auto-text-indent="false"/>
      <style:text-properties fo:font-size="14pt" style:text-underline-style="none" fo:font-weight="normal" officeooo:rsid="001e155d" officeooo:paragraph-rsid="001e155d" style:font-size-asian="14pt" style:font-weight-asian="normal" style:font-size-complex="14pt" style:font-weight-complex="normal"/>
    </style:style>
    <style:style style:name="P20" style:family="paragraph" style:parent-style-name="Standard">
      <style:paragraph-properties fo:margin-left="1.251cm" fo:margin-right="0cm" fo:text-align="justify" style:justify-single-word="false" fo:text-indent="0cm" style:auto-text-indent="false"/>
      <style:text-properties fo:font-size="14pt" style:text-underline-style="none" fo:font-weight="normal" officeooo:rsid="001e155d" officeooo:paragraph-rsid="00222b77" style:font-size-asian="14pt" style:font-weight-asian="normal" style:font-size-complex="14pt" style:font-weight-complex="normal"/>
    </style:style>
    <style:style style:name="P21" style:family="paragraph" style:parent-style-name="Standard" style:list-style-name="L1">
      <style:paragraph-properties fo:text-align="justify" style:justify-single-word="false"/>
      <style:text-properties fo:font-size="14pt" style:text-underline-style="none" fo:font-weight="bold" officeooo:rsid="001997d2" officeooo:paragraph-rsid="001997d2" style:font-size-asian="12.25pt" style:font-weight-asian="bold" style:font-size-complex="14pt" style:font-weight-complex="bold"/>
    </style:style>
    <style:style style:name="P22" style:family="paragraph" style:parent-style-name="Standard" style:list-style-name="L1">
      <style:paragraph-properties fo:text-align="justify" style:justify-single-word="false"/>
      <style:text-properties fo:font-size="14pt" style:text-underline-style="none" fo:font-weight="bold" officeooo:rsid="001997d2" officeooo:paragraph-rsid="001ad4a1" style:font-size-asian="12.25pt" style:font-weight-asian="bold" style:font-size-complex="14pt" style:font-weight-complex="bold"/>
    </style:style>
    <style:style style:name="P23" style:family="paragraph" style:parent-style-name="Standard" style:list-style-name="L1">
      <style:paragraph-properties fo:text-align="justify" style:justify-single-word="false"/>
      <style:text-properties fo:font-size="14pt" style:text-underline-style="none" fo:font-weight="bold" officeooo:rsid="001ad4a1" officeooo:paragraph-rsid="001ad4a1" style:font-size-asian="12.25pt" style:font-weight-asian="bold" style:font-size-complex="14pt" style:font-weight-complex="bold"/>
    </style:style>
    <style:style style:name="P24" style:family="paragraph" style:parent-style-name="Standard" style:list-style-name="L1">
      <style:paragraph-properties fo:text-align="justify" style:justify-single-word="false"/>
      <style:text-properties fo:font-size="14pt" style:text-underline-style="none" fo:font-weight="normal" officeooo:rsid="001997d2" officeooo:paragraph-rsid="001997d2" style:font-size-asian="12.25pt" style:font-weight-asian="normal" style:font-size-complex="14pt" style:font-weight-complex="normal"/>
    </style:style>
    <style:style style:name="P25" style:family="paragraph" style:parent-style-name="Standard" style:list-style-name="L1">
      <style:paragraph-properties fo:text-align="justify" style:justify-single-word="false"/>
      <style:text-properties fo:font-size="14pt" style:text-underline-style="none" fo:font-weight="normal" officeooo:rsid="001997d2" officeooo:paragraph-rsid="001ad4a1"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style:text-underline-style="none" fo:font-weight="normal" officeooo:rsid="001ecd4d" officeooo:paragraph-rsid="0034e8f5"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style:text-underline-style="none" fo:font-weight="normal" officeooo:rsid="001e155d" officeooo:paragraph-rsid="001e155d"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officeooo:paragraph-rsid="00442861" style:font-size-asian="14pt" style:font-size-complex="14pt"/>
    </style:style>
    <style:style style:name="P2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447556" officeooo:paragraph-rsid="00447556" style:font-size-asian="18pt" style:font-weight-asian="bold" style:font-size-complex="18pt" style:font-weight-complex="bold"/>
    </style:style>
    <style:style style:name="P30" style:family="paragraph" style:parent-style-name="Standard">
      <style:paragraph-properties fo:margin-left="1.251cm" fo:margin-right="0cm" fo:text-align="justify" style:justify-single-word="false" fo:text-indent="0cm" style:auto-text-indent="false"/>
      <style:text-properties fo:font-size="14pt" style:text-underline-style="none" fo:font-weight="normal" officeooo:rsid="003976f1" officeooo:paragraph-rsid="003976f1" style:font-size-asian="14pt" style:font-weight-asian="normal" style:font-size-complex="14pt"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3976f1" officeooo:paragraph-rsid="003976f1" style:font-size-asian="14pt" style:font-weight-asian="normal" style:font-size-complex="14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3976f1" officeooo:paragraph-rsid="003bd98a" style:font-size-asian="14pt" style:font-weight-asian="normal" style:font-size-complex="14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3bd98a" officeooo:paragraph-rsid="003bd98a" style:font-size-asian="14pt" style:font-weight-asian="normal" style:font-size-complex="14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409f23" officeooo:paragraph-rsid="00409f23" style:font-size-asian="14pt" style:font-weight-asian="normal" style:font-size-complex="14pt" style:font-weight-complex="normal"/>
    </style:style>
    <style:style style:name="P35" style:family="paragraph" style:parent-style-name="Standard" style:list-style-name="L1">
      <style:paragraph-properties fo:margin-left="0cm" fo:margin-right="0cm" fo:margin-top="0cm" fo:margin-bottom="0cm" loext:contextual-spacing="false" fo:text-align="justify" style:justify-single-word="false" fo:text-indent="0cm" style:auto-text-indent="false"/>
      <style:text-properties fo:font-size="14pt" style:text-underline-style="none" fo:font-weight="normal" officeooo:rsid="001997d2" officeooo:paragraph-rsid="00442861" style:font-size-asian="12.25pt" style:font-weight-asian="normal" style:font-size-complex="14pt" style:font-weight-complex="normal"/>
    </style:style>
    <style:style style:name="P36" style:family="paragraph" style:parent-style-name="Standard">
      <style:paragraph-properties fo:margin-left="2.501cm" fo:margin-right="0cm" fo:text-align="justify" style:justify-single-word="false" fo:text-indent="0cm" style:auto-text-indent="false"/>
      <style:text-properties officeooo:paragraph-rsid="003976f1"/>
    </style:style>
    <style:style style:name="P37" style:family="paragraph" style:parent-style-name="Standard">
      <style:paragraph-properties fo:margin-left="2.501cm" fo:margin-right="0cm" fo:text-align="justify" style:justify-single-word="false" fo:text-indent="0cm" style:auto-text-indent="false"/>
      <style:text-properties fo:font-size="14pt" style:text-underline-style="none" fo:font-weight="normal" officeooo:rsid="003976f1" officeooo:paragraph-rsid="003976f1" style:font-size-asian="14pt" style:font-weight-asian="normal" style:font-size-complex="14pt" style:font-weight-complex="normal"/>
    </style:style>
    <style:style style:name="P38" style:family="paragraph" style:parent-style-name="Standard">
      <style:paragraph-properties fo:margin-left="3.752cm" fo:margin-right="0cm" fo:margin-top="0cm" fo:margin-bottom="0cm" loext:contextual-spacing="false" fo:text-align="justify" style:justify-single-word="false" fo:text-indent="0cm" style:auto-text-indent="false"/>
      <style:text-properties fo:font-size="14pt" style:text-underline-style="none" fo:font-weight="normal" officeooo:rsid="00409f23" officeooo:paragraph-rsid="00409f23" style:font-size-asian="14pt" style:font-weight-asian="normal" style:font-size-complex="14pt" style:font-weight-complex="normal"/>
    </style:style>
    <style:style style:name="P39" style:family="paragraph" style:parent-style-name="Standard">
      <style:paragraph-properties fo:margin-left="3.752cm" fo:margin-right="0cm" fo:margin-top="0cm" fo:margin-bottom="0cm" loext:contextual-spacing="false" fo:text-align="justify" style:justify-single-word="false" fo:text-indent="0cm" style:auto-text-indent="false"/>
      <style:text-properties fo:font-size="14pt" style:text-underline-style="none" fo:font-weight="normal" officeooo:rsid="00442861" officeooo:paragraph-rsid="00442861" style:font-size-asian="14pt" style:font-weight-asian="normal" style:font-size-complex="14pt" style:font-weight-complex="normal"/>
    </style:style>
    <style:style style:name="T1" style:family="text">
      <style:text-properties officeooo:rsid="001997d2"/>
    </style:style>
    <style:style style:name="T2" style:family="text">
      <style:text-properties style:font-size-asian="12.25pt"/>
    </style:style>
    <style:style style:name="T3" style:family="text">
      <style:text-properties officeooo:rsid="001997d2" style:font-size-asian="12.25pt"/>
    </style:style>
    <style:style style:name="T4" style:family="text">
      <style:text-properties officeooo:rsid="003976f1" style:font-size-asian="12.25pt"/>
    </style:style>
    <style:style style:name="T5" style:family="text">
      <style:text-properties officeooo:rsid="003bd98a" style:font-size-asian="12.25pt"/>
    </style:style>
    <style:style style:name="T6" style:family="text">
      <style:text-properties officeooo:rsid="003dbe9b" style:font-size-asian="12.25pt"/>
    </style:style>
    <style:style style:name="T7" style:family="text">
      <style:text-properties officeooo:rsid="001c199d"/>
    </style:style>
    <style:style style:name="T8" style:family="text">
      <style:text-properties officeooo:rsid="001d0eee"/>
    </style:style>
    <style:style style:name="T9" style:family="text">
      <style:text-properties style:text-underline-style="none" fo:font-weight="normal" officeooo:rsid="001bf1b9" style:font-weight-asian="normal" style:font-weight-complex="normal"/>
    </style:style>
    <style:style style:name="T10" style:family="text">
      <style:text-properties style:text-underline-style="none" fo:font-weight="normal" officeooo:rsid="001d0eee" style:font-weight-asian="normal" style:font-weight-complex="normal"/>
    </style:style>
    <style:style style:name="T11" style:family="text">
      <style:text-properties style:text-underline-style="none" fo:font-weight="normal" officeooo:rsid="001e155d" style:font-weight-asian="normal" style:font-weight-complex="normal"/>
    </style:style>
    <style:style style:name="T12" style:family="text">
      <style:text-properties officeooo:rsid="0021e13b"/>
    </style:style>
    <style:style style:name="T13" style:family="text">
      <style:text-properties officeooo:rsid="00222b77"/>
    </style:style>
    <style:style style:name="T14" style:family="text">
      <style:text-properties officeooo:rsid="00229d61"/>
    </style:style>
    <style:style style:name="T15" style:family="text">
      <style:text-properties officeooo:rsid="00258603"/>
    </style:style>
    <style:style style:name="T16" style:family="text">
      <style:text-properties officeooo:rsid="002907c8"/>
    </style:style>
    <style:style style:name="T17" style:family="text">
      <style:text-properties officeooo:rsid="002e8be0"/>
    </style:style>
    <style:style style:name="T18" style:family="text">
      <style:text-properties officeooo:rsid="003397f6"/>
    </style:style>
    <style:style style:name="T19" style:family="text">
      <style:text-properties officeooo:rsid="0034e8f5"/>
    </style:style>
    <style:style style:name="T20" style:family="text">
      <style:text-properties fo:font-size="14pt" style:text-underline-style="none" fo:font-weight="normal" officeooo:rsid="003976f1" style:font-size-asian="12.25pt" style:font-weight-asian="normal" style:font-size-complex="14pt" style:font-weight-complex="normal"/>
    </style:style>
    <style:style style:name="T21" style:family="text">
      <style:text-properties officeooo:rsid="003b1b98"/>
    </style:style>
    <style:style style:name="T22" style:family="text">
      <style:text-properties officeooo:rsid="003bd98a"/>
    </style:style>
    <style:style style:name="T23" style:family="text">
      <style:text-properties officeooo:rsid="0043d831"/>
    </style:style>
    <style:style style:name="T24" style:family="text">
      <style:text-properties officeooo:rsid="00442861"/>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16">Projet Conception Objet:</text:p>
      <text:p text:style-name="P16">Cours de récréation</text:p>
      <text:p text:style-name="P4"/>
      <text:p text:style-name="P29">Spécifications</text:p>
      <text:p text:style-name="P15"/>
      <text:p text:style-name="P15"/>
      <text:p text:style-name="P15"/>
      <text:p text:style-name="P15"/>
      <text:p text:style-name="P15"/>
      <text:p text:style-name="P18"/>
      <text:p text:style-name="P15"/>
      <text:p text:style-name="P17">Sommaire:</text:p>
      <text:p text:style-name="P17"/>
      <text:list xml:id="list2204489053861802872" text:style-name="L1">
        <text:list-item>
          <text:p text:style-name="P21">Introduction</text:p>
        </text:list-item>
        <text:list-item>
          <text:p text:style-name="P21">Présentation du projet</text:p>
          <text:list>
            <text:list-item>
              <text:p text:style-name="P24">Outils utilisés</text:p>
            </text:list-item>
            <text:list-item>
              <text:p text:style-name="P24">Présentation du concept du jeu</text:p>
            </text:list-item>
            <text:list-item>
              <text:p text:style-name="P24">Fonctions générales du logiciel</text:p>
            </text:list-item>
            <text:list-item>
              <text:p text:style-name="P24">Règle du jeu</text:p>
            </text:list-item>
            <text:list-item>
              <text:p text:style-name="P24">Exigences fonctionnelles</text:p>
            </text:list-item>
            <text:list-item>
              <text:p text:style-name="P24">Exigences non fonctionnelles</text:p>
            </text:list-item>
            <text:list-item>
              <text:p text:style-name="P24">Exigences opérationnelles</text:p>
              <text:list>
                <text:list-item>
                  <text:p text:style-name="P24">Environnement matériel </text:p>
                </text:list-item>
                <text:list-item>
                  <text:p text:style-name="P24">Environnement logiciel </text:p>
                </text:list-item>
                <text:list-item>
                  <text:p text:style-name="P24"><text:s/>Performances </text:p>
                </text:list-item>
                <text:list-item>
                  <text:p text:style-name="P24"><text:s/>Sécurité </text:p>
                </text:list-item>
                <text:list-item>
                  <text:p text:style-name="P24">Gestion de projet</text:p>
                </text:list-item>
              </text:list>
            </text:list-item>
          </text:list>
        </text:list-item>
        <text:list-item>
          <text:p text:style-name="P21">Modélisation orientée objet</text:p>
          <text:list>
            <text:list-item>
              <text:p text:style-name="P24">Rôle de l’utilisateur </text:p>
            </text:list-item>
            <text:list-item>
              <text:p text:style-name="P24">Les fonctionnalités </text:p>
            </text:list-item>
            <text:list-item>
              <text:p text:style-name="P24">Interactions entre objets </text:p>
              <text:list>
                <text:list-item>
                  <text:p text:style-name="P24">Modélisation</text:p>
                </text:list-item>
              </text:list>
            </text:list-item>
            <text:list-item>
              <text:p text:style-name="P24">Détails des différents états des objets </text:p>
            </text:list-item>
            <text:list-item>
              <text:p text:style-name="P24">Techniques utilisées</text:p>
            </text:list-item>
          </text:list>
        </text:list-item>
        <text:list-item>
          <text:p text:style-name="P22">Exigences du client</text:p>
          <text:list>
            <text:list-item>
              <text:p text:style-name="P25">Interface Homme / Machine</text:p>
            </text:list-item>
            <text:list-item>
              <text:p text:style-name="P25">Exigences concernant la conception et la réalisation</text:p>
            </text:list-item>
          </text:list>
        </text:list-item>
        <text:list-item>
          <text:p text:style-name="P23">Annexes</text:p>
        </text:list-item>
      </text:list>
      <text:p text:style-name="P7"/>
      <text:p text:style-name="P7"/>
      <text:p text:style-name="P7"/>
      <text:p text:style-name="P7"/>
      <text:p text:style-name="P7"/>
      <text:p text:style-name="P7"/>
      <text:p text:style-name="P7"/>
      <text:p text:style-name="P7"/>
      <text:p text:style-name="P7"/>
      <text:p text:style-name="P7"/>
      <text:p text:style-name="P7"><text:tab/></text:p>
      <text:p text:style-name="P5">1) Introduction</text:p>
      <text:p text:style-name="P5"><text:soft-page-break/></text:p>
      <text:p text:style-name="P6">Le projet est un jeu de la vie, programmé en langage objet, suivant les règles de la</text:p>
      <text:p text:style-name="P6">modélisation objet. La principale problématique du projet est donc de réaliser un jeu</text:p>
      <text:p text:style-name="P6">suivant une modélisation objet bien conçue. Le jeu devra suivre certains critères</text:p>
      <text:p text:style-name="P6">comme l’utilisation du polymorphisme, de “Design Patterns” et d’interactions entre</text:p>
      <text:p text:style-name="P6">objets. Nous avons choisis de <text:span text:style-name="T13">représenter</text:span> une cour de récréatio<text:span text:style-name="T13">n</text:span> avec des enfants et des professeurs.</text:p>
      <text:p text:style-name="P6">Nous suivrons une méthode agile <text:span text:style-name="T12">t</text:span>out au long du projet.</text:p>
      <text:p text:style-name="P6"/>
      <text:p text:style-name="P5">2) <text:span text:style-name="T1">Présentation du projet</text:span></text:p>
      <text:p text:style-name="P5"/>
      <text:p text:style-name="P9"><text:tab/>2.1) <text:span text:style-name="T3">Outils utilisés</text:span></text:p>
      <text:p text:style-name="P8"/>
      <text:p text:style-name="P9"><text:span text:style-name="T3"><text:tab/><text:tab/></text:span>Le langage de programmation utilisé <text:span text:style-name="T12">est</text:span> JAVA. Ce choix est justifié par <text:tab/><text:tab/>la nécéssité d’utiliser un langage objet et par l’utilisation de nos <text:tab/><text:tab/><text:tab/>connaissances acquises dans ce langage telles que l’héritage, le <text:tab/><text:tab/><text:tab/>polymorphismes et l’interaction entre objet.</text:p>
      <text:p text:style-name="P9"><text:tab/><text:tab/>Nous aurons comme support de présentation, des diagrammes UML.</text:p>
      <text:p text:style-name="P9"><text:tab/><text:tab/>De plus ce jeu doit être capable d’être exécuté sur n’importe quel <text:tab/><text:tab/><text:tab/>ordinateur sous Unix et Windows avec Java 1.8 d’installé.</text:p>
      <text:p text:style-name="P9"/>
      <text:p text:style-name="P9"><text:tab/>2.2) Présentation du concept du jeu</text:p>
      <text:p text:style-name="P9"/>
      <text:p text:style-name="P10"><text:tab/><text:tab/>La thématique du jeu est la vie des <text:span text:style-name="T7">enfants dans une cour de récréation</text:span>. <text:tab/><text:tab/>Ainsi, dans le cadre de ce projet, les cellules <text:span text:style-name="T13">occupées seront</text:span> <text:span text:style-name="T8">soit </text:span>des</text:p>
      <text:p text:style-name="P10"><text:tab/><text:tab/><text:span text:style-name="T7">enfants, soit des professeurs</text:span>.</text:p>
      <text:p text:style-name="P13"><text:span text:style-name="T9"><text:tab/><text:tab/></text:span>Lorsque 2 élèves se rencontrent ils peuvent soit jouer entre eux, soit se <text:tab/><text:tab/>bagarrer. Lorsqu'un élève rencontre un surveillant il peut risquer de se <text:tab/><text:tab/>faire punir. Plus un élève se bagarre plus il risque de se faire punir. <text:tab/><text:tab/><text:tab/>D'autre part nous aimerions que les surveillants aient une jauge de <text:tab/><text:tab/><text:tab/>patience. Plus la patience est basse plus le <text:span text:style-name="T8">s</text:span>urveillant risque de punir un <text:tab/><text:tab/>élève. A chaque bagarre la jauge de patience de<text:span text:style-name="T13">s surveillants à proximité</text:span><text:tab/><text:tab/>baisse, cependant lorsque qu'un surveillant rencontre un enfant sage, la <text:tab/><text:tab/>jauge de patience remonte.</text:p>
      <text:p text:style-name="P13"/>
      <text:p text:style-name="P13"/>
      <text:p text:style-name="P13"/>
      <text:p text:style-name="P13"/>
      <text:p text:style-name="P13"/>
      <text:p text:style-name="P13"/>
      <text:p text:style-name="P14"><text:tab/></text:p>
      <text:p text:style-name="P28"><text:span text:style-name="T9"><text:tab/></text:span></text:p>
      <text:p text:style-name="P28"><text:span text:style-name="T9"/></text:p>
      <text:p text:style-name="P28"><text:soft-page-break/><text:span text:style-name="T9"><text:tab/>2.</text:span><text:span text:style-name="T10">3</text:span><text:span text:style-name="T9">) </text:span><text:span text:style-name="T11">Fonctions générales du logiciel</text:span></text:p>
      <text:p text:style-name="P11"/>
      <text:p text:style-name="P11"><text:tab/><text:tab/>Les principales fonctions devant être assurées par le logiciel sont donc <text:tab/><text:tab/>les règles de vie du jeu. Soit le deplacement des enfants et les <text:tab/><text:tab/><text:tab/><text:tab/>interactions entre eux ainsi que les intéractions avec les professeurs.</text:p>
      <text:p text:style-name="P11"/>
      <text:p text:style-name="P11"><text:tab/>2.4) Règles de vie</text:p>
      <text:p text:style-name="P11"/>
      <text:p text:style-name="P11"><text:tab/><text:tab/>Le jeu est une simulation de la vie enfants et des professeurs dans une <text:tab/><text:tab/>cours de récréation. Tous ces acteurs évoluent sur une grille de jeu de <text:tab/><text:tab/>50x50 cases étant vides ou contenant un acteur.</text:p>
      <text:p text:style-name="P11"><text:tab/><text:tab/>Le temps est représenté par des tours de jeu.</text:p>
      <text:p text:style-name="P11"><text:tab/><text:tab/>A chaque tour, les règles de vie du jeu définies sont les suivantes :</text:p>
      <text:p text:style-name="P11"><text:tab/><text:tab/>- <text:span text:style-name="T21">Le professeur ne se déplace pas, il surveille les élèvent.</text:span></text:p>
      <text:p text:style-name="P11"><text:tab/><text:tab/>- <text:span text:style-name="T21">Un élève peut effectuer plusieurs actions, il peut faire des bonnes, des <text:tab/><text:tab/>mauvaises qui se definissent comme ci dessous :</text:span></text:p>
      <text:p text:style-name="P11"><text:tab/><text:tab/><text:tab/><text:span text:style-name="T21">Bonnes actions: bisous entre un garçon et une fille </text:span></text:p>
      <text:p text:style-name="P11"><text:tab/><text:tab/><text:tab/><text:tab/><text:tab/> <text:s text:c="5"/><text:span text:style-name="T22">jouer entre un garçon et un autre garçon</text:span></text:p>
      <text:p text:style-name="P11"><text:tab/><text:tab/><text:tab/><text:span text:style-name="T22">Mauvaises actions: se bagarrer entre plus de 2 enfants</text:span></text:p>
      <text:p text:style-name="P11"><text:tab/><text:tab/>- <text:span text:style-name="T21">Au départ, on a 30 enfants, 15 filles et 15 garçons et 2 professeurs</text:span></text:p>
      <text:p text:style-name="P11"><text:tab/><text:tab/>- <text:span text:style-name="T13">Un élève</text:span> peut être <text:span text:style-name="T13">une </text:span>fille ou <text:span text:style-name="T13">un </text:span>garçon, il se <text:span text:style-name="T13">déplace</text:span> <text:span text:style-name="T13">d</text:span>e façon <text:tab/><text:tab/><text:tab/>aléatoire dans la cour.</text:p>
      <text:p text:style-name="P11"><text:tab/><text:tab/>- <text:span text:style-name="T13">La rencontre entre 2 enfants engendre une intéraction: ils peuvent soit <text:tab/><text:tab/>se bagarrer, soit jouer ensemble, soit faire une bonne action.</text:span></text:p>
      <text:p text:style-name="P19"><text:tab/>- <text:span text:style-name="T14">Un professeur a initialement en moyenne 50 points de patience.</text:span></text:p>
      <text:p text:style-name="P20"><text:tab/>- <text:span text:style-name="T13">Lorsqu’un professeur est à proximité d’une bagarre (5 cases de <text:tab/><text:tab/>diamètre) sa patience baisse, de plus il peut punir les élèves qui se <text:tab/>bagarrent.</text:span></text:p>
      <text:p text:style-name="P20"><text:tab/>- <text:span text:style-name="T17">Si un élève s’est bagarré plus de 3 fois, il est puni par le professeur à <text:tab/>proximité.</text:span></text:p>
      <text:p text:style-name="P20"><text:tab/>- <text:span text:style-name="T18">Lorsqu’un élève se fait punir son compteur de bagarre est remit à 0</text:span></text:p>
      <text:p text:style-name="P19"><text:tab/>- <text:span text:style-name="T16">Si la patience d’un professeur est en dessous de 25, il puni <text:tab/>automatiquement <text:tab/>les élèves qui se bagarrent.</text:span></text:p>
      <text:p text:style-name="P19"><text:tab/>- <text:span text:style-name="T14">Si la patience d’un professeur atteint 0 il rentre en burnout et <text:tab/>démissionne. </text:span></text:p>
      <text:p text:style-name="P19"><text:tab/>- <text:span text:style-name="T14">Si un élève se fait trop punir (10 fois maximum) il se fait renvoyer de <text:tab/>l’école.</text:span></text:p>
      <text:p text:style-name="P19"><text:tab/>- <text:span text:style-name="T15">le jeu se termine lorsqu’il n’y a plus d’élèves ou de professeurs.</text:span></text:p>
      <text:p text:style-name="P12"><text:tab/><text:tab/></text:p>
      <text:p text:style-name="P12"/>
      <text:p text:style-name="P26"><text:span text:style-name="T19"><text:tab/>2.5) </text:span><text:span text:style-name="T3">Exigences fonctionnelles</text:span></text:p>
      <text:p text:style-name="P26"><text:span text:style-name="T4"/></text:p>
      <text:p text:style-name="P36"><text:soft-page-break/><text:span text:style-name="T20">Les éléments constituant le système sont des enfants (élèves) et des professeurs , ces éléments sont alors des objets qui doivent être manipulés selon une modélisation et une programmation adaptée à cet effet.</text:span></text:p>
      <text:p text:style-name="P31"><text:span text:style-name="T2"/></text:p>
      <text:p text:style-name="P37"><text:span text:style-name="T2">Les exigences fonctionnelles sont donc:</text:span></text:p>
      <text:p text:style-name="P30"><text:span text:style-name="T2"/></text:p>
      <text:p text:style-name="P37"><text:span text:style-name="T2">le jeu doit être un jeu de la vie</text:span></text:p>
      <text:p text:style-name="P37"><text:span text:style-name="T2">le programme doit mettre en valeur les interactions entre objet</text:span></text:p>
      <text:p text:style-name="P37"><text:span text:style-name="T2">le jeu doit suivre précisément une modélisation orientée objet.</text:span></text:p>
      <text:p text:style-name="P37"><text:span text:style-name="T2"/></text:p>
      <text:p text:style-name="P31"><text:span text:style-name="T2"><text:tab/>2.6) Exigences non fonctionnelles</text:span></text:p>
      <text:p text:style-name="P31"><text:span text:style-name="T2"><text:tab/><text:tab/></text:span></text:p>
      <text:p text:style-name="P31"><text:span text:style-name="T2"><text:tab/><text:tab/>Les contraintes non-fonctionnelles sont :</text:span></text:p>
      <text:p text:style-name="P31"><text:span text:style-name="T2"><text:tab/><text:tab/>- L’interface graphique qui est facultative.</text:span></text:p>
      <text:p text:style-name="P31"><text:span text:style-name="T2"><text:tab/><text:tab/>- Ajout et choix d’autres règles de vie.</text:span></text:p>
      <text:p text:style-name="P31"><text:span text:style-name="T2"/></text:p>
      <text:p text:style-name="P31"><text:span text:style-name="T2"><text:tab/></text:span></text:p>
      <text:p text:style-name="P32"><text:span text:style-name="T5"><text:tab/>2.7) Exigences opérationnelles</text:span></text:p>
      <text:p text:style-name="P32"><text:span text:style-name="T5"/></text:p>
      <text:p text:style-name="P33"><text:span text:style-name="T2"><text:tab/><text:tab/>2.7.1 Environnement matériel</text:span></text:p>
      <text:p text:style-name="P33"><text:span text:style-name="T2"/></text:p>
      <text:p text:style-name="P33"><text:span text:style-name="T2"><text:tab/><text:tab/><text:tab/>Il est requis que Java 1.8 soit installé sur la machine exécutant le <text:tab/><text:tab/><text:tab/>jeu.</text:span></text:p>
      <text:p text:style-name="P33"><text:span text:style-name="T2"><text:tab/><text:tab/></text:span></text:p>
      <text:p text:style-name="P33"><text:span text:style-name="T2"><text:tab/><text:tab/>2.7.2 Environnement logiciel</text:span></text:p>
      <text:p text:style-name="P33"><text:span text:style-name="T2"><text:tab/><text:tab/></text:span></text:p>
      <text:p text:style-name="P33"><text:span text:style-name="T2"><text:tab/><text:tab/><text:tab/>Il n’y a pas de logiciels imposés. Le projet doit se faire en langage <text:tab/><text:tab/><text:tab/>orienté objet (C++,Java, C#...). Notre choix se porte sur Java. <text:tab/><text:tab/><text:tab/><text:tab/>Le projet est développé sur l’environnement de développement <text:tab/><text:tab/><text:tab/>intégré (IDE) Eclipse avec la version 1.8 de Java.</text:span></text:p>
      <text:p text:style-name="P33"><text:span text:style-name="T2"><text:tab/><text:tab/><text:tab/>Enfin, le <text:s/>logiciel de gestion de versions Git</text:span><text:span text:style-name="T6">hub</text:span><text:span text:style-name="T2"> est également <text:tab/><text:tab/><text:tab/><text:tab/>utilisé pour l’équipe et pour que le client puisse consulter <text:tab/><text:tab/><text:tab/><text:tab/>l’avancement du projet quand il le souhaite. .</text:span></text:p>
      <text:p text:style-name="P33"><text:span text:style-name="T2"><text:tab/><text:tab/></text:span></text:p>
      <text:p text:style-name="P33"><text:span text:style-name="T2"><text:tab/><text:tab/></text:span></text:p>
      <text:p text:style-name="P33"><text:span text:style-name="T2"><text:tab/><text:tab/>2.7.3 Mise en œuvre</text:span></text:p>
      <text:p text:style-name="P33"><text:span text:style-name="T2"/></text:p>
      <text:p text:style-name="P33"><text:span text:style-name="T2"><text:tab/><text:tab/><text:tab/>Le logiciel se lance et s’utilise depuis un terminal ou à partir d’une <text:tab/><text:tab/><text:tab/>interface graphique. </text:span></text:p>
      <text:p text:style-name="P33"><text:span text:style-name="T2"/></text:p>
      <text:p text:style-name="P33"><text:span text:style-name="T2"/></text:p>
      <text:p text:style-name="P33"><text:span text:style-name="T2"/></text:p>
      <text:p text:style-name="P33"><text:soft-page-break/><text:span text:style-name="T2"/></text:p>
      <text:p text:style-name="P33"><text:span text:style-name="T2"/></text:p>
      <text:p text:style-name="P33"><text:span text:style-name="T2"/></text:p>
      <text:p text:style-name="P33"><text:span text:style-name="T2"/></text:p>
      <text:p text:style-name="P34"><text:span text:style-name="T2"><text:tab/><text:tab/>2.7.4 Performances</text:span></text:p>
      <text:p text:style-name="P34"><text:span text:style-name="T2"/></text:p>
      <text:p text:style-name="P38"><text:span text:style-name="T2">Le temps de latence entre chaque tour de jeu doit être raisonnable (pas trop long mais pas trop rapide non plus pour laisser le temps à l’utilisateur de bien visualiser l’état pendant le tour et pouvoir ainsi bien comprendre l’évolution de l’état du jeu au tour suivant).</text:span></text:p>
      <text:p text:style-name="P38"><text:span text:style-name="T2">Le temps pour un élève d’etre viré doit etre correctement ajusté afin de ne pas avoir tous les élèves viré au même moment.</text:span></text:p>
      <text:p text:style-name="P38"><text:span text:style-name="T2">Pour que le professeur parte en « burn out » il faut attendre un temps assez long sinon les élèves n’auront plus de professeur.</text:span></text:p>
      <text:p text:style-name="P38"><text:span text:style-name="T2"/></text:p>
      <text:list xml:id="list150951362494961" text:continue-numbering="true" text:style-name="L1">
        <text:list-item>
          <text:list>
            <text:list-item>
              <text:list>
                <text:list-item>
                  <text:list>
                    <text:list-item>
                      <text:list>
                        <text:list-item>
                          <text:list>
                            <text:list-item>
                              <text:list>
                                <text:list-item>
                                  <text:list>
                                    <text:list-item>
                                      <text:list>
                                        <text:list-item>
                                          <text:list>
                                            <text:list-header>
                                              <text:p text:style-name="P35"><text:s text:c="2"/><text:tab/><text:tab/><text:span text:style-name="T24">5.1) <text:s/></text:span>Exigences concernant la conception et la réalisation</text:p>
                                            </text:list-header>
                                            <text:list-item>
                                              <text:p text:style-name="P35"><text:span text:style-name="T2"/></text:p>
                                            </text:list-item>
                                          </text:list>
                                        </text:list-item>
                                      </text:list>
                                    </text:list-item>
                                  </text:list>
                                </text:list-item>
                              </text:list>
                            </text:list-item>
                          </text:list>
                        </text:list-item>
                      </text:list>
                    </text:list-item>
                  </text:list>
                </text:list-item>
              </text:list>
            </text:list-item>
          </text:list>
        </text:list-item>
      </text:list>
      <text:p text:style-name="P39"><text:span text:style-name="T2">Le jeu doit contenir au minimum des enfants <text:s/>se déplaçant dans la cours de récréation et au moins 1 professeur.</text:span></text:p>
      <text:p text:style-name="P39"><text:span text:style-name="T2">Le facteur qualité principal requis est que le jeu fonctionne et donc pouvoir</text:span></text:p>
      <text:p text:style-name="P39"><text:span text:style-name="T2">regarder les enfants s’amuser jusqu’à la fin du jeu. </text:span></text:p>
      <text:p text:style-name="P39"><text:span text:style-name="T2">Le deuxième facteur qualité qui est une exigence non-fonctionnelle mais qui est un réel point positif dans</text:span></text:p>
      <text:p text:style-name="P39"><text:span text:style-name="T2">le rendu du projet est l’interface graphique. En effet, elle apporte une qualité au jeu bien supérieure.</text:span></text:p>
      <text:p text:style-name="P39"><text:span text:style-name="T2">L’objectif de l’équipe est de rendre en temps voulu les fichiers sources, les cahiers de conception et de spécifications ainsi que les différents rapport d’avancement. Une démonstration sera faites au client à la fin du dernier sprint, d’où le fait que l’interface graphique a une certaine importance dans le projet. Le jeu fonctionnera à minima sur des ordinateur sous Unix avec Java 1.8 d’installé. </text:span></text:p>
      <text:p text:style-name="P39"><text:span text:style-name="T2">Une fois le jeu lancé, ce dernier sera totalement autonome et prendra fin lorsque les enfants seront tous virés.</text:span></text:p>
      <text:p text:style-name="P3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6d13" officeooo:paragraph-rsid="00186d13"/>
    </style:style>
    <style:style style:name="MP2" style:family="paragraph" style:parent-style-name="Footer">
      <style:text-properties officeooo:rsid="00186d13" officeooo:paragraph-rsid="00186d13"/>
    </style:style>
    <style:style style:name="MT1" style:family="text">
      <style:text-properties officeooo:rsid="0043d831"/>
    </style:style>
    <style:page-layout style:name="Mpm1">
      <style:page-layout-properties fo:page-width="21.001cm" fo:page-height="29.7cm" style:num-format="1" style:print-orientation="portrait" fo:margin-top="0.26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08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oujol Teddy</text:p>
        <text:p text:style-name="MP1">Bellin Clara<text:tab/><text:tab/>Info 4A</text:p>
      </style:header>
      <style:footer>
        <text:p text:style-name="MP2">Polytech Marseille 2018-2019<text:tab/><text:tab/>Mr.Mavromatis <text:s text:c="6"/><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0:41:17.913173680</meta:creation-date>
    <dc:date>2018-12-07T15:09:50.079563959</dc:date>
    <meta:editing-duration>PT3H37M56S</meta:editing-duration>
    <meta:editing-cycles>30</meta:editing-cycles>
    <meta:generator>LibreOffice/5.1.6.2$Linux_X86_64 LibreOffice_project/10m0$Build-2</meta:generator>
    <meta:document-statistic meta:table-count="0" meta:image-count="0" meta:object-count="0" meta:page-count="6" meta:paragraph-count="111" meta:word-count="1207" meta:character-count="7465" meta:non-whitespace-character-count="6149"/>
  </office:meta>
</office:document-meta>
</file>